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8.5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3.558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4" style:family="paragraph" style:parent-style-name="Table_20_Contents">
      <style:text-properties style:font-name="Calibri" fo:font-size="14pt" officeooo:rsid="007797b8" officeooo:paragraph-rsid="007797b8" style:font-size-asian="14pt" style:font-size-complex="14pt"/>
    </style:style>
    <style:style style:name="P5" style:family="paragraph" style:parent-style-name="Table_20_Contents">
      <style:text-properties style:font-name="Calibri" fo:font-size="14pt" officeooo:rsid="007797b8" officeooo:paragraph-rsid="00828394" style:font-size-asian="14pt" style:font-size-complex="14pt"/>
    </style:style>
    <style:style style:name="P6" style:family="paragraph" style:parent-style-name="Table_20_Contents">
      <style:text-properties style:font-name="Calibri" fo:font-size="14pt" officeooo:rsid="00797d5d" officeooo:paragraph-rsid="00797d5d" style:font-size-asian="14pt" style:font-size-complex="14pt"/>
    </style:style>
    <style:style style:name="P7" style:family="paragraph" style:parent-style-name="Table_20_Contents">
      <style:text-properties style:font-name="Calibri" fo:font-size="14pt" officeooo:rsid="007b44f1" officeooo:paragraph-rsid="007b44f1" style:font-size-asian="14pt" style:font-size-complex="14pt"/>
    </style:style>
    <style:style style:name="P8" style:family="paragraph" style:parent-style-name="Table_20_Contents">
      <style:text-properties officeooo:paragraph-rsid="007b44f1"/>
    </style:style>
    <style:style style:name="P9" style:family="paragraph" style:parent-style-name="Text_20_body">
      <style:text-properties style:font-name="Calibri" fo:font-weight="normal" officeooo:rsid="0032c8eb" officeooo:paragraph-rsid="002d16dc" style:font-weight-asian="normal" style:font-weight-complex="normal"/>
    </style:style>
    <style:style style:name="P10" style:family="paragraph" style:parent-style-name="Table_20_Contents">
      <style:text-properties style:font-name="Calibri" fo:font-size="14pt" officeooo:rsid="007797b8" officeooo:paragraph-rsid="007c76ad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7797b8" officeooo:paragraph-rsid="0089a9c2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8e2de2" officeooo:paragraph-rsid="008e2de2" style:font-size-asian="14pt" style:font-size-complex="14pt"/>
    </style:style>
    <style:style style:name="P13" style:family="paragraph" style:parent-style-name="Table_20_Contents">
      <style:text-properties officeooo:paragraph-rsid="008809f6"/>
    </style:style>
    <style:style style:name="P14" style:family="paragraph" style:parent-style-name="Table_20_Contents">
      <style:text-properties officeooo:paragraph-rsid="00828394"/>
    </style:style>
    <style:style style:name="P15" style:family="paragraph" style:parent-style-name="Table_20_Contents">
      <style:text-properties officeooo:paragraph-rsid="008e2de2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8407df" officeooo:paragraph-rsid="008407df"/>
    </style:style>
    <style:style style:name="P1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8808d" style:font-weight-asian="bold" style:font-weight-complex="bold"/>
    </style:style>
    <style:style style:name="T8" style:family="text">
      <style:text-properties style:font-name="Calibri" fo:font-size="14pt" officeooo:rsid="007bc9b3" style:font-size-asian="14pt" style:font-size-complex="14pt"/>
    </style:style>
    <style:style style:name="T9" style:family="text">
      <style:text-properties style:font-name="Calibri" fo:font-size="14pt" officeooo:rsid="007b44f1" style:font-size-asian="14pt" style:font-size-complex="14pt"/>
    </style:style>
    <style:style style:name="T10" style:family="text">
      <style:text-properties style:font-name="Calibri" fo:font-size="14pt" officeooo:rsid="007bc9f5" style:font-size-asian="14pt" style:font-size-complex="14pt"/>
    </style:style>
    <style:style style:name="T11" style:family="text">
      <style:text-properties style:font-name="Calibri" fo:font-size="14pt" officeooo:rsid="008809f6" style:font-size-asian="14pt" style:font-size-complex="14pt"/>
    </style:style>
    <style:style style:name="T12" style:family="text">
      <style:text-properties style:font-name="Calibri" fo:font-size="14pt" officeooo:rsid="008b49ce" style:font-size-asian="14pt" style:font-size-complex="14pt"/>
    </style:style>
    <style:style style:name="T13" style:family="text">
      <style:text-properties style:font-name="Calibri" fo:font-size="14pt" officeooo:rsid="00828394" style:font-size-asian="14pt" style:font-size-complex="14pt"/>
    </style:style>
    <style:style style:name="T14" style:family="text">
      <style:text-properties style:font-name="Calibri" fo:font-size="14pt" officeooo:rsid="008e2de2" style:font-size-asian="14pt" style:font-size-complex="14pt"/>
    </style:style>
    <style:style style:name="T15" style:family="text">
      <style:text-properties style:font-name="Calibri" fo:font-size="14pt" fo:font-weight="bold" officeooo:rsid="007797b8" style:font-size-asian="14pt" style:font-weight-asian="bold" style:font-size-complex="14pt" style:font-weight-complex="bold"/>
    </style:style>
    <style:style style:name="T16" style:family="text">
      <style:text-properties style:font-name="Calibri" fo:font-size="14pt" fo:font-weight="bold" officeooo:rsid="0078808d" style:font-size-asian="14pt" style:font-weight-asian="bold" style:font-size-complex="14pt" style:font-weight-complex="bold"/>
    </style:style>
    <style:style style:name="T17" style:family="text">
      <style:text-properties style:font-name="Calibri" fo:font-size="14pt" fo:font-weight="bold" officeooo:rsid="008809f6" style:font-size-asian="14pt" style:font-weight-asian="bold" style:font-size-complex="14pt" style:font-weight-complex="bold"/>
    </style:style>
    <style:style style:name="T18" style:family="text">
      <style:text-properties style:font-name="Calibri" fo:font-size="14pt" fo:font-weight="bold" officeooo:rsid="00828394" style:font-size-asian="14pt" style:font-weight-asian="bold" style:font-size-complex="14pt" style:font-weight-complex="bold"/>
    </style:style>
    <style:style style:name="T19" style:family="text">
      <style:text-properties style:font-name="Calibri" fo:font-size="14pt" fo:font-weight="normal" officeooo:rsid="007797b8" style:font-size-asian="14pt" style:font-weight-asian="normal" style:font-size-complex="14pt" style:font-weight-complex="normal"/>
    </style:style>
    <style:style style:name="T20" style:family="text">
      <style:text-properties style:font-name="Calibri" fo:font-size="14pt" fo:font-weight="normal" officeooo:rsid="008809f6" style:font-size-asian="14pt" style:font-weight-asian="normal" style:font-size-complex="14pt" style:font-weight-complex="normal"/>
    </style:style>
    <style:style style:name="T21" style:family="text">
      <style:text-properties officeooo:rsid="007f9331"/>
    </style:style>
    <style:style style:name="T22" style:family="text">
      <style:text-properties officeooo:rsid="0080b10e"/>
    </style:style>
    <style:style style:name="T23" style:family="text">
      <style:text-properties officeooo:rsid="008b49ce"/>
    </style:style>
    <style:style style:name="T24" style:family="text">
      <style:text-properties officeooo:rsid="008e2de2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3.75cm" fo:min-width="2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.2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5">N</text:span><text:span text:style-name="T4">om :</text:span></text:p>
      <text:p text:style-name="P16"><text:span text:style-name="T4">prénom :</text:span></text:p>
      <table:table table:name="Tableau1" table:style-name="Tableau1">
        <table:table-column table:style-name="Tableau1.A"/>
        <table:table-row table:style-name="TableLine94910566028128">
          <table:table-cell table:style-name="Tableau1.A1" office:value-type="string">
            <text:p text:style-name="P3">Exercice 1 : </text:p>
          </table:table-cell>
        </table:table-row>
        <table:table-row table:style-name="Tableau1.2">
          <table:table-cell table:style-name="Tableau1.A2" office:value-type="string">
            <text:p text:style-name="P12">Quelle est la proportion de dioxygène dans l’air ? ………………………………………………………………………</text:p>
            <text:p text:style-name="P15"><text:span text:style-name="T14">Quelle est la proportion de diazote dans l’air ? ………………………………………………………………………</text:span></text:p>
            <text:p text:style-name="P4"><text:span text:style-name="T21">1) </text:span>Combien y a t’il de <text:span text:style-name="T6">dioxygène</text:span> dans 0,5 litre d’air ? <text:span text:style-name="T7">Justifier.</text:span></text:p>
            <text:p text:style-name="P5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…</text:p>
            <text:p text:style-name="P13"><text:span text:style-name="T11">2)</text:span><text:span text:style-name="T15"> </text:span><text:span text:style-name="T19">Combien y a t’il de </text:span><text:span text:style-name="T15">di</text:span><text:span text:style-name="T17">azote</text:span><text:span text:style-name="T19"> dans 0,5 litre d’air ?</text:span><text:span text:style-name="T15"> </text:span><text:span text:style-name="T16">Justifier.</text:span></text:p>
            <text:p text:style-name="P11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…</text:p>
            <text:p text:style-name="P14"><text:span text:style-name="T12">3</text:span><text:span text:style-name="T13">) Combien y a t’il de litre de dioxygène dans 0,362 litre d’air ? </text:span><text:span text:style-name="T18">Justifier.</text:span></text:p>
            <text:p text:style-name="P5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…</text:p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8"><text:span text:style-name="T8">Lesquels de ces</text:span><text:span text:style-name="T9"> boca</text:span><text:span text:style-name="T8">ux</text:span><text:span text:style-name="T9"> pourrai</text:span><text:span text:style-name="T8">en</text:span><text:span text:style-name="T9">t représenter l’air que l’on respire ? </text:span><text:span text:style-name="T10">Justifie en expliquant comment tu choisis (en une phrase).</text:span></text:p>
            <text:p text:style-name="P7"><draw:g text:anchor-type="paragraph" draw:z-index="0" draw:name="Forme1" draw:style-name="gr1"><draw:custom-shape draw:style-name="gr2" draw:text-style-name="P17" svg:width="3.001cm" svg:height="4.001cm" svg:x="0.619cm" svg:y="1.049cm"><text:p/><draw:enhanced-geometry svg:viewBox="0 0 21600 21600" draw:type="rectangle" draw:enhanced-path="M 0 0 L 21600 0 21600 21600 0 21600 0 0 Z N"/></draw:custom-shape><draw:custom-shape draw:style-name="gr3" draw:text-style-name="P18" svg:width="4cm" svg:height="0.5cm" svg:x="0.12cm" svg:y="0.55cm"><text:p/><draw:enhanced-geometry svg:viewBox="0 0 21600 21600" draw:type="rectangle" draw:enhanced-path="M 0 0 L 21600 0 21600 21600 0 21600 0 0 Z N"/></draw:custom-shape><draw:custom-shape draw:style-name="gr4" draw:text-style-name="P17" svg:width="2.999cm" svg:height="4.001cm" svg:x="5.62cm" svg:y="1.049cm"><text:p/><draw:enhanced-geometry svg:viewBox="0 0 21600 21600" draw:type="rectangle" draw:enhanced-path="M 0 0 L 21600 0 21600 21600 0 21600 0 0 Z N"/></draw:custom-shape><draw:custom-shape draw:style-name="gr5" draw:text-style-name="P18" svg:width="4.001cm" svg:height="0.5cm" svg:x="5.119cm" svg:y="0.55cm"><text:p/><draw:enhanced-geometry svg:viewBox="0 0 21600 21600" draw:type="rectangle" draw:enhanced-path="M 0 0 L 21600 0 21600 21600 0 21600 0 0 Z N"/></draw:custom-shape><draw:custom-shape draw:style-name="gr4" draw:text-style-name="P17" svg:width="2.999cm" svg:height="4.001cm" svg:x="10.22cm" svg:y="1.049cm"><text:p/><draw:enhanced-geometry svg:viewBox="0 0 21600 21600" draw:type="rectangle" draw:enhanced-path="M 0 0 L 21600 0 21600 21600 0 21600 0 0 Z N"/></draw:custom-shape><draw:custom-shape draw:style-name="gr5" draw:text-style-name="P18" svg:width="4.001cm" svg:height="0.5cm" svg:x="9.719cm" svg:y="0.55cm"><text:p/><draw:enhanced-geometry svg:viewBox="0 0 21600 21600" draw:type="rectangle" draw:enhanced-path="M 0 0 L 21600 0 21600 21600 0 21600 0 0 Z N"/></draw:custom-shape><draw:custom-shape draw:style-name="gr2" draw:text-style-name="P17" svg:width="3.001cm" svg:height="4.001cm" svg:x="15.02cm" svg:y="1.049cm"><text:p/><draw:enhanced-geometry svg:viewBox="0 0 21600 21600" draw:type="rectangle" draw:enhanced-path="M 0 0 L 21600 0 21600 21600 0 21600 0 0 Z N"/></draw:custom-shape><draw:custom-shape draw:style-name="gr5" draw:text-style-name="P18" svg:width="4.001cm" svg:height="0.5cm" svg:x="14.519cm" svg:y="0.55cm"><text:p/><draw:enhanced-geometry svg:viewBox="0 0 21600 21600" draw:type="rectangle" draw:enhanced-path="M 0 0 L 21600 0 21600 21600 0 21600 0 0 Z N"/></draw:custom-shape><draw:custom-shape draw:style-name="gr6" draw:text-style-name="P19" svg:width="0.5cm" svg:height="0.652cm" svg:x="1.5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2.97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0.57cm" svg:y="2.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7.6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5.77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6.75cm" svg:y="2.5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7.5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5.77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0.8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0.85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0.871cm" svg:y="3.6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498cm" svg:height="0.652cm" svg:x="11.871cm" svg:y="3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2.4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2.471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1.569cm" svg:y="1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2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0.471cm" svg:y="2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1.569cm" svg:y="4.3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2.471cm" svg:y="3.1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9" svg:width="0.5cm" svg:height="0.653cm" svg:x="17.15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9" svg:width="0.5cm" svg:height="0.653cm" svg:x="15.27cm" svg:y="1.39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6.251cm" svg:y="2.61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498cm" svg:height="0.652cm" svg:x="17.071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0.5cm" svg:height="0.652cm" svg:x="15.27cm" svg:y="2.3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9" svg:width="0.5cm" svg:height="0.5cm" svg:x="2.57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02cm" svg:height="0.502cm" svg:x="2.57cm" svg:y="2.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02cm" svg:height="0.5cm" svg:x="1.469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cm" svg:height="0.502cm" svg:x="6.571cm" svg:y="1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02cm" svg:height="0.502cm" svg:x="11.569cm" svg:y="2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02cm" svg:height="0.5cm" svg:x="10.67cm" svg:y="4.40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cm" svg:height="0.5cm" svg:x="10.271cm" svg:y="3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02cm" svg:height="0.502cm" svg:x="17.17cm" svg:y="4.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cm" svg:height="0.5cm" svg:x="15.171cm" svg:y="4.3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cm" svg:height="0.5cm" svg:x="15.672cm" svg:y="3.4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9" svg:width="0.5cm" svg:height="0.5cm" svg:x="16.274cm" svg:y="1.70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0">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...……………………………………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7f27a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2</text:span><text:span text:style-name="MT1"><text:tab/><text:tab/><text:tab/><text:tab/><text:tab/><text:tab/><text:tab/><text:tab/><text:tab/><text:tab/><text:tab/><text:tab/></text:span><text:span text:style-name="MT3"><text:tab/> <text:s text:c="1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0M34S</meta:editing-duration>
    <meta:editing-cycles>26</meta:editing-cycles>
    <meta:generator>LibreOffice/7.0.3.1$Linux_X86_64 LibreOffice_project/00$Build-1</meta:generator>
    <meta:creation-date>2020-12-08T10:45:00.334117409</meta:creation-date>
    <meta:initial-creator>J Cercy</meta:initial-creator>
    <dc:date>2020-12-10T23:52:38.847959966</dc:date>
    <dc:creator>J Cercy</dc:creator>
    <meta:document-statistic meta:table-count="1" meta:image-count="0" meta:object-count="0" meta:page-count="1" meta:paragraph-count="15" meta:word-count="98" meta:character-count="1520" meta:non-whitespace-character-count="1410"/>
  </office:meta>
</office:document-meta>
</file>